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🔁 Qto8 – Architecture for Adaptive and Reflexive Intelligence</text:h>
      <text:p text:style-name="Text_20_body"><text:span text:style-name="Strong_20_Emphasis">Qto8 (Q2 → Q8)</text:span> is a system designed to orchestrate AI cognitive load dynamically.<text:line-break/>Its core principle is simple:<text:line-break/>➡️ <text:span text:style-name="Emphasis">Engage just enough intelligence, only when necessary.</text:span></text:p>
      <text:p text:style-name="Horizontal_20_Line"/>
      <text:h text:style-name="Heading_20_2" text:outline-level="2">1. Cognitive Efficiency by Design</text:h>
      <text:p text:style-name="Text_20_body">Qto8 does not activate the most powerful model by default.<text:line-break/>It begins with a lightweight model (Q2), optimized for speed and low resource consumption.<text:line-break/>If ambiguity, uncertainty, or complexity is detected, Qto8 escalates the task to a more capable model (Q8).</text:p>
      <text:p text:style-name="Text_20_body">This approach allows the system to:</text:p>
      <text:list text:style-name="L1">
        <text:list-item>
          <text:p text:style-name="P1"><text:span text:style-name="Strong_20_Emphasis">Save computational resources</text:span></text:p>
        </text:list-item>
        <text:list-item>
          <text:p text:style-name="P1"><text:span text:style-name="Strong_20_Emphasis">Reduce latency</text:span></text:p>
        </text:list-item>
        <text:list-item>
          <text:p text:style-name="P1"><text:span text:style-name="Strong_20_Emphasis">Maintain high performance where it truly matters</text:span></text:p>
        </text:list-item>
      </text:list>
      <text:p text:style-name="Horizontal_20_Line"/>
      <text:h text:style-name="Heading_20_2" text:outline-level="2">2. A More Human-Like Behavior</text:h>
      <text:p text:style-name="Text_20_body">Qto8 introduces a notion of <text:span text:style-name="Strong_20_Emphasis">progressive effort</text:span>, closely aligned with human cognition.</text:p>
      <text:p text:style-name="Quotations">It starts with a quick answer, then deepens the analysis only if needed.</text:p>
      <text:p text:style-name="Text_20_body">This creates a natural and intuitive flow:</text:p>
      <text:list text:style-name="L2">
        <text:list-item>
          <text:p text:style-name="P2">First response: fast and sufficient</text:p>
        </text:list-item>
        <text:list-item>
          <text:p text:style-name="P2">If not: second-level reasoning is activated</text:p>
        </text:list-item>
      </text:list>
      <text:p text:style-name="Text_20_body">The result is an AI that is <text:span text:style-name="Strong_20_Emphasis">more fluid, more efficient, and more aligned with real-world usage</text:span>.</text:p>
      <text:p text:style-name="Horizontal_20_Line"/>
      <text:h text:style-name="Heading_20_2" text:outline-level="2">3. Scalable and Model-Agnostic</text:h>
      <text:p text:style-name="Text_20_body">Qto8 is not bound to any specific model or format.<text:line-break/>It can be implemented with:</text:p>
      <text:list text:style-name="L3">
        <text:list-item>
          <text:p text:style-name="P3">Lightweight quantized models (<text:span text:style-name="Source_20_Text">.gguf</text:span>)</text:p>
        </text:list-item>
        <text:list-item>
          <text:p text:style-name="P3">Full-scale transformer models (<text:span text:style-name="Source_20_Text">.safetensors</text:span>, FP16)</text:p>
        </text:list-item>
        <text:list-item>
          <text:p text:style-name="P3">Distributed architectures (multi-agent or hybrid systems)</text:p>
        </text:list-item>
      </text:list>
      <text:p text:style-name="Text_20_body"><text:soft-page-break/>It supports <text:span text:style-name="Strong_20_Emphasis">vertical scaling</text:span> (Q2 → Q8),<text:line-break/>and <text:span text:style-name="Strong_20_Emphasis">horizontal scaling</text:span> (QtoN → Qto∞) depending on complexity, load, or use case.</text:p>
      <text:p text:style-name="Horizontal_20_Line"/>
      <text:h text:style-name="Heading_20_2" text:outline-level="2">4. A Step Toward Reflexive AI</text:h>
      <text:p text:style-name="Text_20_body">Qto8 introduces a <text:span text:style-name="Strong_20_Emphasis">first layer of self-regulation</text:span>:</text:p>
      <text:p text:style-name="Quotations">The system can evaluate the adequacy of its own response,<text:line-break/>and decide whether to revise, clarify, or delegate the task upward.</text:p>
      <text:p text:style-name="Text_20_body">This opens the door to a new class of systems:<text:line-break/>AI that can <text:span text:style-name="Strong_20_Emphasis">prioritize its energy</text:span>, <text:span text:style-name="Strong_20_Emphasis">anticipate complexity</text:span>, and <text:span text:style-name="Strong_20_Emphasis">adjust in real time</text:span>.</text:p>
      <text:p text:style-name="Horizontal_20_Line"/>
      <text:h text:style-name="Heading_20_2" text:outline-level="2">✅ Conclusion</text:h>
      <text:p text:style-name="Text_20_body">Qto8 is not just a performance enhancement.<text:line-break/>It represents a <text:span text:style-name="Strong_20_Emphasis">shift in how we design artificial intelligence</text:span>:</text:p>
      <text:list text:style-name="L4">
        <text:list-item>
          <text:p text:style-name="P4">Adaptive by nature</text:p>
        </text:list-item>
        <text:list-item>
          <text:p text:style-name="P4">Resource-conscious by design</text:p>
        </text:list-item>
        <text:list-item>
          <text:p text:style-name="P4">Human-aligned in its decision-making</text:p>
        </text:list-item>
        <text:list-item>
          <text:p text:style-name="P4">Ready for complex, evolving environments</text:p>
        </text:list-item>
      </text:list>
      <text:p text:style-name="Text_20_body"><text:span text:style-name="Strong_20_Emphasis">An AI that doesn't try to be brilliant all the time,<text:line-break/>but relevant at the right tim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17:50:50.379509400</meta:creation-date>
    <dc:date>2025-04-13T17:51:45.554131200</dc:date>
    <meta:editing-duration>PT55S</meta:editing-duration>
    <meta:editing-cycles>1</meta:editing-cycles>
    <meta:document-statistic meta:table-count="0" meta:image-count="0" meta:object-count="0" meta:page-count="2" meta:paragraph-count="32" meta:word-count="338" meta:character-count="2084" meta:non-whitespace-character-count="1789"/>
    <meta:generator>LibreOffice/25.2.2.2$Windows_X86_64 LibreOffice_project/7370d4be9e3cf6031a51beef54ff3bda878e3fac</meta:generator>
  </office:meta>
</office:document-meta>
</file>